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50000025527375FB689CE74A3.png" manifest:media-type="image/png"/>
  <manifest:file-entry manifest:full-path="Pictures/10000000000002640000025576F776A0C3583B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" svg:stroke-width="0.053cm" draw:marker-start-width="0.279cm" draw:marker-end-width="0.279cm" draw:fill-color="#5e8ac7" draw:textarea-horizontal-align="justify" draw:textarea-vertical-align="middle" draw:auto-grow-height="false" fo:min-height="4.898cm" fo:min-width="15.048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Fine_20_Dashed" svg:stroke-width="0.053cm" draw:marker-start-width="0.279cm" draw:marker-end-width="0.279cm" draw:fill-color="#b2b2b2" draw:textarea-horizontal-align="justify" draw:textarea-vertical-align="middle" draw:auto-grow-height="false" fo:min-height="3.898cm" fo:min-width="13.048cm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2.9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95cm" fo:min-width="4.9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1.95cm" fo:min-width="4.9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8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198cm" fo:min-width="0.5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58220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5.6cm" svg:height="5.2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cm" svg:height="4.2cm" svg:x="5.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47cm" svg:height="5.208cm" svg:x="2.8cm" svg:y="3.6cm">
          <draw:image xlink:href="Pictures/10000000000002650000025527375FB689CE74A3.png" xlink:type="simple" xlink:show="embed" xlink:actuate="onLoad">
            <text:p/>
          </draw:image>
        </draw:frame>
        <draw:custom-shape draw:style-name="gr4" draw:text-style-name="P4" draw:layer="layout" svg:width="3.4cm" svg:height="2.2cm" svg:x="0.8cm" svg:y="10.4cm">
          <text:p text:style-name="P4">Camera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2.2cm" svg:x="5.8cm" svg:y="10.4cm">
          <text:p text:style-name="P4">FPGA</text:p>
          <text:p text:style-name="P4">(Red binarization)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44cm" svg:height="5.213cm" svg:x="10.6cm" svg:y="3.6cm">
          <draw:image xlink:href="Pictures/10000000000002640000025576F776A0C3583B18.png" xlink:type="simple" xlink:show="embed" xlink:actuate="onLoad">
            <text:p/>
          </draw:image>
        </draw:frame>
        <draw:custom-shape draw:style-name="gr6" draw:text-style-name="P6" draw:layer="layout" svg:width="5.4cm" svg:height="2.2cm" svg:x="13cm" svg:y="10.4cm">
          <text:p text:style-name="P4">HPS</text:p>
          <text:p text:style-name="P4">(Extract vertices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2cm" svg:y1="11.6cm" svg:x2="5.8cm" svg:y2="11.6cm">
          <text:p/>
        </draw:line>
        <draw:line draw:style-name="gr7" draw:text-style-name="P3" draw:layer="layout" svg:x1="11.2cm" svg:y1="11.6cm" svg:x2="13cm" svg:y2="11.6cm">
          <text:p/>
        </draw:line>
        <draw:line draw:style-name="gr7" draw:text-style-name="P3" draw:layer="layout" svg:x1="18.4cm" svg:y1="11.6cm" svg:x2="20cm" svg:y2="11.6cm">
          <text:p/>
        </draw:line>
        <draw:frame draw:style-name="gr8" draw:text-style-name="P7" draw:layer="layout" svg:width="7.504cm" svg:height="5.228cm" svg:x="20cm" svg:y="9.6cm">
          <draw:text-box>
            <text:p>Send to</text:p>
            <text:p>Uvispace-main-controller</text:p>
            <text:list text:style-name="L1">
              <text:list-item>
                <text:p>Coordinates in pixels </text:p>
              </text:list-item>
            </text:list>
            <text:p><text:s text:c="3"/>of the vertices of the</text:p>
            <text:p><text:s text:c="3"/>triangles detected.</text:p>
            <text:list text:continue-numbering="true" text:style-name="L1">
              <text:list-item>
                <text:p>binary image</text:p>
              </text:list-item>
              <text:list-item>
                <text:p>grayscale image</text:p>
              </text:list-item>
            </text:list>
          </draw:text-box>
        </draw:frame>
        <draw:frame draw:style-name="gr9" draw:text-style-name="P7" draw:layer="layout" svg:width="4.342cm" svg:height="1.8cm" svg:x="9.6cm" svg:y="13cm">
          <draw:text-box>
            <text:p>FPSoC chip</text:p>
          </draw:text-box>
        </draw:frame>
        <draw:custom-shape draw:style-name="gr10" draw:text-style-name="P4" draw:layer="layout" svg:width="1.8cm" svg:height="0.8cm" svg:x="1.4cm" svg:y="12.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1" draw:text-style-name="P3" draw:layer="layout" svg:x1="4.8cm" svg:y1="8.808cm" svg:x2="4.8cm" svg:y2="11.6cm">
          <text:p/>
        </draw:line>
        <draw:line draw:style-name="gr11" draw:text-style-name="P3" draw:layer="layout" svg:x1="12cm" svg:y1="8.808cm" svg:x2="12cm" svg:y2="11.6cm">
          <text:p/>
        </draw:line>
        <draw:frame draw:style-name="gr9" draw:text-style-name="P7" draw:layer="layout" svg:width="4.342cm" svg:height="1.8cm" svg:x="9.658cm" svg:y="14.2cm">
          <draw:text-box>
            <text:p>FPSoC board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7:09:04.869000000</meta:creation-date>
    <dc:date>2018-11-10T01:48:53.481000000</dc:date>
    <meta:editing-duration>PT3H48M10S</meta:editing-duration>
    <meta:editing-cycles>5</meta:editing-cycles>
    <meta:generator>LibreOffice/5.4.3.2$Windows_X86_64 LibreOffice_project/92a7159f7e4af62137622921e809f8546db437e5</meta:generator>
    <meta:document-statistic meta:object-count="39"/>
  </office:meta>
</office:document-meta>
</file>